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bec1a" officeooo:paragraph-rsid="000bec1a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bec1a" officeooo:paragraph-rsid="000bec1a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748c4" officeooo:paragraph-rsid="00161112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7edcd" officeooo:paragraph-rsid="00161112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officeooo:paragraph-rsid="000bec1a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rsid="0017edcd" officeooo:paragraph-rsid="001bdf90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bold" officeooo:rsid="001748c4" officeooo:paragraph-rsid="00161112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7edcd" officeooo:paragraph-rsid="00161112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officeooo:paragraph-rsid="00161112"/>
    </style:style>
    <style:style style:name="P10" style:family="paragraph" style:parent-style-name="Standard">
      <style:paragraph-properties fo:margin-left="0.2917in" fo:margin-right="0in" fo:text-align="start" style:justify-single-word="false" fo:text-indent="0in" style:auto-text-indent="false"/>
      <style:text-properties fo:font-size="14pt" officeooo:rsid="001db263" officeooo:paragraph-rsid="001db263" style:font-size-asian="14pt" style:font-size-complex="14pt"/>
    </style:style>
    <style:style style:name="P11" style:family="paragraph" style:parent-style-name="Standard">
      <style:paragraph-properties fo:margin-left="0.2917in" fo:margin-right="0in" fo:text-align="start" style:justify-single-word="false" fo:text-indent="0in" style:auto-text-indent="false"/>
      <style:text-properties fo:font-size="14pt" officeooo:rsid="001f2be9" officeooo:paragraph-rsid="001f2be9" style:font-size-asian="14pt" style:font-size-complex="14pt"/>
    </style:style>
    <style:style style:name="P12" style:family="paragraph" style:parent-style-name="Text_20_body">
      <style:paragraph-properties fo:margin-left="0.2917in" fo:margin-right="0in" fo:text-indent="0in" style:auto-text-indent="false"/>
      <style:text-properties officeooo:paragraph-rsid="001db263"/>
    </style:style>
    <style:style style:name="P13" style:family="paragraph" style:parent-style-name="Text_20_body">
      <style:text-properties officeooo:paragraph-rsid="001db263"/>
    </style:style>
    <style:style style:name="P14" style:family="paragraph" style:parent-style-name="Text_20_body">
      <style:text-properties officeooo:paragraph-rsid="002eeef8"/>
    </style:style>
    <style:style style:name="P15" style:family="paragraph" style:parent-style-name="Heading_20_4">
      <style:text-properties officeooo:paragraph-rsid="001db263"/>
    </style:style>
    <style:style style:name="P16" style:family="paragraph" style:parent-style-name="Text_20_body">
      <style:paragraph-properties fo:margin-left="0in" fo:margin-right="0in" fo:text-indent="0in" style:auto-text-indent="false"/>
      <style:text-properties officeooo:paragraph-rsid="001fa643"/>
    </style:style>
    <style:style style:name="P17" style:family="paragraph" style:parent-style-name="Standard">
      <style:paragraph-properties fo:margin-left="0.2917in" fo:margin-right="0in" fo:text-align="start" style:justify-single-word="false" fo:text-indent="0in" style:auto-text-indent="false"/>
      <style:text-properties fo:font-size="14pt" officeooo:rsid="001db263" officeooo:paragraph-rsid="001db263" style:font-size-asian="14pt" style:font-size-complex="14pt"/>
    </style:style>
    <style:style style:name="P18" style:family="paragraph" style:parent-style-name="Text_20_body" style:list-style-name="L1">
      <style:text-properties officeooo:paragraph-rsid="0025c4d5"/>
    </style:style>
    <style:style style:name="P19" style:family="paragraph" style:parent-style-name="Text_20_body" style:list-style-name="L2">
      <style:text-properties officeooo:paragraph-rsid="002a6603"/>
    </style:style>
    <style:style style:name="P20" style:family="paragraph" style:parent-style-name="Text_20_body" style:list-style-name="L2">
      <style:text-properties officeooo:paragraph-rsid="002dadaa"/>
    </style:style>
    <style:style style:name="P21" style:family="paragraph" style:parent-style-name="Text_20_body" style:list-style-name="L2">
      <style:text-properties officeooo:paragraph-rsid="002c35b8"/>
    </style:style>
    <style:style style:name="P22" style:family="paragraph" style:parent-style-name="Text_20_body" style:list-style-name="L2">
      <style:text-properties officeooo:paragraph-rsid="001fdad0"/>
    </style:style>
    <style:style style:name="P23" style:family="paragraph" style:parent-style-name="Text_20_body" style:list-style-name="L2">
      <style:text-properties officeooo:paragraph-rsid="00352e2e"/>
    </style:style>
    <style:style style:name="P24" style:family="paragraph" style:parent-style-name="Text_20_body" style:list-style-name="L3">
      <style:text-properties officeooo:paragraph-rsid="00214ea8"/>
    </style:style>
    <style:style style:name="T1" style:family="text">
      <style:text-properties fo:font-style="italic" style:text-underline-style="none" officeooo:rsid="000ed809" style:font-style-asian="italic" style:font-style-complex="italic"/>
    </style:style>
    <style:style style:name="T2" style:family="text">
      <style:text-properties fo:font-style="italic" style:text-underline-style="none" officeooo:rsid="000bec1a" style:font-style-asian="italic" style:font-style-complex="italic"/>
    </style:style>
    <style:style style:name="T3" style:family="text">
      <style:text-properties fo:font-style="italic" style:text-underline-style="none" fo:font-weight="normal" officeooo:rsid="00192f6f" style:font-style-asian="italic" style:font-weight-asian="normal" style:font-style-complex="italic" style:font-weight-complex="normal"/>
    </style:style>
    <style:style style:name="T4" style:family="text">
      <style:text-properties fo:font-size="12pt" style:text-underline-style="none" fo:font-weight="normal" officeooo:rsid="001fa643" style:font-size-asian="10.5pt" style:font-weight-asian="normal" style:font-size-complex="12pt" style:font-weight-complex="normal"/>
    </style:style>
    <style:style style:name="T5" style:family="text">
      <style:text-properties fo:font-size="12pt" style:text-underline-style="none" fo:font-weight="normal" officeooo:rsid="0025309e" style:font-size-asian="10.5pt" style:font-weight-asian="normal" style:font-size-complex="12pt" style:font-weight-complex="normal"/>
    </style:style>
    <style:style style:name="T6" style:family="text">
      <style:text-properties fo:font-size="12pt" style:text-underline-style="none" fo:font-weight="normal" officeooo:rsid="0025c4d5" style:font-size-asian="10.5pt" style:font-weight-asian="normal" style:font-size-complex="12pt" style:font-weight-complex="normal"/>
    </style:style>
    <style:style style:name="T7" style:family="text">
      <style:text-properties fo:font-size="12pt" style:text-underline-style="none" fo:font-weight="normal" officeooo:rsid="0027b830" style:font-size-asian="10.5pt" style:font-weight-asian="normal" style:font-size-complex="12pt" style:font-weight-complex="normal"/>
    </style:style>
    <style:style style:name="T8" style:family="text">
      <style:text-properties fo:font-size="12pt" style:text-underline-style="none" fo:font-weight="normal" officeooo:rsid="002eeef8" style:font-size-asian="10.5pt" style:font-weight-asian="normal" style:font-size-complex="12pt" style:font-weight-complex="normal"/>
    </style:style>
    <style:style style:name="T9" style:family="text">
      <style:text-properties officeooo:rsid="0015a434"/>
    </style:style>
    <style:style style:name="T10" style:family="text">
      <style:text-properties fo:font-style="normal" fo:font-weight="normal" officeooo:rsid="0018ba77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1b4319" style:font-style-asian="normal" style:font-weight-asian="normal" style:font-style-complex="normal" style:font-weight-complex="normal"/>
    </style:style>
    <style:style style:name="T12" style:family="text">
      <style:text-properties fo:font-style="normal" style:text-underline-style="none" fo:font-weight="normal" officeooo:rsid="0018ba77" style:font-style-asian="normal" style:font-weight-asian="normal" style:font-style-complex="normal" style:font-weight-complex="normal"/>
    </style:style>
    <style:style style:name="T13" style:family="text">
      <style:text-properties fo:font-style="normal" style:text-underline-style="none" fo:font-weight="normal" officeooo:rsid="00192f6f" style:font-style-asian="normal" style:font-weight-asian="normal" style:font-style-complex="normal" style:font-weight-complex="normal"/>
    </style:style>
    <style:style style:name="T14" style:family="text">
      <style:text-properties fo:font-style="normal" style:text-underline-style="none" fo:font-weight="normal" officeooo:rsid="001da7f1" style:font-style-asian="normal" style:font-weight-asian="normal" style:font-style-complex="normal" style:font-weight-complex="normal"/>
    </style:style>
    <style:style style:name="T15" style:family="text">
      <style:text-properties fo:font-style="normal" style:text-underline-style="none" officeooo:rsid="00192f6f" style:font-style-asian="normal" style:font-style-complex="normal"/>
    </style:style>
    <style:style style:name="T16" style:family="text">
      <style:text-properties fo:font-weight="normal" officeooo:rsid="0017edcd" style:font-weight-asian="normal" style:font-weight-complex="normal"/>
    </style:style>
    <style:style style:name="T17" style:family="text">
      <style:text-properties fo:font-weight="normal" officeooo:rsid="00161a3d" style:font-weight-asian="normal" style:font-weight-complex="normal"/>
    </style:style>
    <style:style style:name="T18" style:family="text">
      <style:text-properties fo:font-weight="normal" officeooo:rsid="001741e6" style:font-weight-asian="normal" style:font-weight-complex="normal"/>
    </style:style>
    <style:style style:name="T19" style:family="text">
      <style:text-properties fo:font-weight="normal" officeooo:rsid="001fa643" style:font-weight-asian="normal" style:font-weight-complex="normal"/>
    </style:style>
    <style:style style:name="T20" style:family="text">
      <style:text-properties officeooo:rsid="001838e5"/>
    </style:style>
    <style:style style:name="T21" style:family="text">
      <style:text-properties style:text-underline-style="none" officeooo:rsid="0018ba77"/>
    </style:style>
    <style:style style:name="T22" style:family="text">
      <style:text-properties style:text-underline-style="none" fo:font-weight="normal" officeooo:rsid="0018ba77" style:font-weight-asian="normal" style:font-weight-complex="normal"/>
    </style:style>
    <style:style style:name="T23" style:family="text">
      <style:text-properties fo:font-size="14pt" style:text-underline-style="none" fo:font-weight="normal" officeooo:rsid="001db263" style:font-size-asian="12.25pt" style:font-weight-asian="normal" style:font-size-complex="14pt" style:font-weight-complex="normal"/>
    </style:style>
    <style:style style:name="T24" style:family="text">
      <style:text-properties fo:font-size="14pt" style:text-underline-style="none" fo:font-weight="normal" officeooo:rsid="001fdad0" style:font-size-asian="12.25pt" style:font-weight-asian="normal" style:font-size-complex="14pt" style:font-weight-complex="normal"/>
    </style:style>
    <style:style style:name="T25" style:family="text">
      <style:text-properties fo:font-size="14pt" style:text-underline-style="none" fo:font-weight="normal" officeooo:rsid="00214ea8" style:font-size-asian="12.25pt" style:font-weight-asian="normal" style:font-size-complex="14pt" style:font-weight-complex="normal"/>
    </style:style>
    <style:style style:name="T26" style:family="text">
      <style:text-properties fo:font-size="14pt" style:text-underline-style="none" fo:font-weight="normal" officeooo:rsid="0022afe1" style:font-size-asian="12.25pt" style:font-weight-asian="normal" style:font-size-complex="14pt" style:font-weight-complex="normal"/>
    </style:style>
    <style:style style:name="T27" style:family="text">
      <style:text-properties fo:font-size="14pt" style:text-underline-style="none" fo:font-weight="normal" officeooo:rsid="002a6603" style:font-size-asian="12.25pt" style:font-weight-asian="normal" style:font-size-complex="14pt" style:font-weight-complex="normal"/>
    </style:style>
    <style:style style:name="T28" style:family="text">
      <style:text-properties fo:font-size="14pt" style:text-underline-style="none" fo:font-weight="normal" officeooo:rsid="002c35b8" style:font-size-asian="12.25pt" style:font-weight-asian="normal" style:font-size-complex="14pt" style:font-weight-complex="normal"/>
    </style:style>
    <style:style style:name="T29" style:family="text">
      <style:text-properties fo:font-size="14pt" style:text-underline-style="none" fo:font-weight="normal" officeooo:rsid="002dadaa" style:font-size-asian="12.25pt" style:font-weight-asian="normal" style:font-size-complex="14pt" style:font-weight-complex="normal"/>
    </style:style>
    <style:style style:name="T30" style:family="text">
      <style:text-properties fo:font-size="14pt" style:text-underline-style="none" fo:font-weight="normal" officeooo:rsid="002eeef8" style:font-size-asian="12.25pt" style:font-weight-asian="normal" style:font-size-complex="14pt" style:font-weight-complex="normal"/>
    </style:style>
    <style:style style:name="T31" style:family="text">
      <style:text-properties fo:font-size="14pt" style:text-underline-style="none" fo:font-weight="normal" officeooo:rsid="00352e2e" style:font-size-asian="12.25pt" style:font-weight-asian="normal" style:font-size-complex="14pt" style:font-weight-complex="normal"/>
    </style:style>
    <style:style style:name="T32" style:family="text">
      <style:text-properties fo:font-size="16pt" style:text-underline-style="solid" style:text-underline-width="auto" style:text-underline-color="font-color" officeooo:rsid="001db263" style:font-size-asian="16pt" style:font-size-complex="16pt"/>
    </style:style>
    <style:style style:name="T33" style:family="text">
      <style:text-properties fo:font-size="16pt" style:text-underline-style="solid" style:text-underline-width="auto" style:text-underline-color="font-color" officeooo:rsid="0025c4d5" style:font-size-asian="16pt" style:font-size-complex="16pt"/>
    </style:style>
    <style:style style:name="T34" style:family="text">
      <style:text-properties officeooo:rsid="002dadaa"/>
    </style:style>
    <style:style style:name="T35" style:family="text">
      <style:text-properties officeooo:rsid="00347625"/>
    </style:style>
    <style:style style:name="T36" style:family="text">
      <style:text-properties officeooo:rsid="00352e2e"/>
    </style:style>
    <style:style style:name="T37" style:family="text">
      <style:text-properties officeooo:rsid="0036f27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ocus Manager</text:p>
      <text:p text:style-name="P1">Design Document</text:p>
      <text:p text:style-name="P1">Author: Phillip Thain</text:p>
      <text:p text:style-name="P1">Last Updated: 06/<text:span text:style-name="T9">21</text:span>/2019</text:p>
      <text:p text:style-name="P1"/>
      <text:p text:style-name="P1"><text:span text:style-name="Strong_20_Emphasis">“A design doc is the most useful tool for making sure the right work gets done.”</text:span></text:p>
      <text:p text:style-name="P5"><text:span text:style-name="T2">-</text:span><text:span text:style-name="T1">Angela Zhang</text:span></text:p>
      <text:p text:style-name="P3">Problem Statement</text:p>
      <text:p text:style-name="P7"><text:span text:style-name="T16">Working independently on large projects can be a challenge because of the long term nature of their creation, as well as their inherent complexity. The goal of this particular project is to implement a piece of software that will </text:span><text:span text:style-name="T17">organize projects and </text:span><text:span text:style-name="T16">stimulate productivity of independent work to </text:span><text:span text:style-name="T17">ensure</text:span><text:span text:style-name="T16"> that </text:span><text:span text:style-name="T18">long term goals</text:span><text:span text:style-name="T16"> are </text:span><text:span text:style-name="T19">achieved</text:span><text:span text:style-name="T16"> in a reasonable amount of time.</text:span></text:p>
      <text:p text:style-name="P8"/>
      <text:p text:style-name="P4">Background Information</text:p>
      <text:p text:style-name="P6">This project is a personal endeavor. <text:span text:style-name="T20">I have a tendency to start work on projects, only to put them on the shelf and never return to it. Therefore, this software is an attempt to give intangible ideas </text:span><text:span text:style-name="Strong_20_Emphasis"><text:span text:style-name="T11">enough structure to become a reality</text:span></text:span><text:span text:style-name="Strong_20_Emphasis"><text:span text:style-name="T10">.</text:span></text:span></text:p>
      <text:p text:style-name="P9"><text:span text:style-name="Strong_20_Emphasis"><text:span text:style-name="T21"/></text:span></text:p>
      <text:p text:style-name="P9"><text:span text:style-name="Strong_20_Emphasis"><text:span text:style-name="T22">The</text:span></text:span><text:span text:style-name="Strong_20_Emphasis"><text:span text:style-name="T12"> ultimate intent </text:span></text:span><text:span text:style-name="Strong_20_Emphasis"><text:span text:style-name="T13">of this application is to</text:span></text:span><text:span text:style-name="Strong_20_Emphasis"><text:span text:style-name="T12"> creat</text:span></text:span><text:span text:style-name="Strong_20_Emphasis"><text:span text:style-name="T13">e</text:span></text:span><text:span text:style-name="Strong_20_Emphasis"><text:span text:style-name="T12"> a “work environment” on </text:span></text:span><text:span text:style-name="Strong_20_Emphasis"><text:span text:style-name="T13">the</text:span></text:span><text:span text:style-name="Strong_20_Emphasis"><text:span text:style-name="T12"> computer. While plenty of “to-do list” applications exist, most are designed as general purpose tools </text:span></text:span><text:span text:style-name="Strong_20_Emphasis"><text:span text:style-name="T13">to be used throughout the day</text:span></text:span><text:span text:style-name="Strong_20_Emphasis"><text:span text:style-name="T12">. </text:span></text:span><text:span text:style-name="Strong_20_Emphasis"><text:span text:style-name="T13">The intent of the Focus Manager is to be used specifically for work. It will allow users to not only write down </text:span></text:span><text:span text:style-name="Strong_20_Emphasis"><text:span text:style-name="T3">what </text:span></text:span><text:span text:style-name="Strong_20_Emphasis"><text:span text:style-name="T13">needs doing, but creates space to describe </text:span></text:span><text:span text:style-name="Strong_20_Emphasis"><text:span text:style-name="T3">how</text:span></text:span><text:span text:style-name="Strong_20_Emphasis"><text:span text:style-name="T13"> to do those things, and track </text:span></text:span><text:span text:style-name="Strong_20_Emphasis"><text:span text:style-name="T3">how long </text:span></text:span><text:span text:style-name="Strong_20_Emphasis"><text:span text:style-name="T13">they take to complete. Visually witnessing progress on something </text:span></text:span><text:span text:style-name="Strong_20_Emphasis"><text:span text:style-name="T14">normally</text:span></text:span><text:span text:style-name="Strong_20_Emphasis"><text:span text:style-name="T13"> intangible is extremely motivating. </text:span></text:span><text:span text:style-name="Strong_20_Emphasis"><text:span text:style-name="T14">That motivation is</text:span></text:span><text:span text:style-name="Strong_20_Emphasis"><text:span text:style-name="T13"> necessary </text:span></text:span><text:span text:style-name="Strong_20_Emphasis"><text:span text:style-name="T14">to keep moving forward </text:span></text:span><text:span text:style-name="Strong_20_Emphasis"><text:span text:style-name="T13">when working independently.</text:span></text:span></text:p>
      <text:p text:style-name="P9"><text:span text:style-name="Strong_20_Emphasis"><text:span text:style-name="T15"/></text:span></text:p>
      <text:h text:style-name="P15" text:outline-level="4"><text:span text:style-name="Strong_20_Emphasis"><text:span text:style-name="T32">Design Outline</text:span></text:span></text:h>
      <text:p text:style-name="P16"><text:span text:style-name="Strong_20_Emphasis"><text:span text:style-name="T4">The Focus Manager is a</text:span></text:span><text:span text:style-name="Strong_20_Emphasis"><text:span text:style-name="T8">n application that</text:span></text:span><text:span text:style-name="Strong_20_Emphasis"><text:span text:style-name="T4"> will be able to organize large projects that </text:span></text:span><text:span text:style-name="Strong_20_Emphasis"><text:span text:style-name="T5">a</text:span></text:span><text:span text:style-name="Strong_20_Emphasis"><text:span text:style-name="T4"> user creates and customizes. </text:span></text:span><text:span text:style-name="Strong_20_Emphasis"><text:span text:style-name="T5">Th</text:span></text:span><text:span text:style-name="Strong_20_Emphasis"><text:span text:style-name="T6">e application will provide the following features for creators:</text:span></text:span></text:p>
      <text:list xml:id="list2153921601" text:style-name="L1">
        <text:list-item>
          <text:p text:style-name="P18"><text:span text:style-name="Strong_20_Emphasis"><text:span text:style-name="T6">Project creation &amp; management</text:span></text:span></text:p>
        </text:list-item>
        <text:list-item>
          <text:p text:style-name="P18"><text:span text:style-name="Strong_20_Emphasis"><text:span text:style-name="T6">Time tracking</text:span></text:span></text:p>
        </text:list-item>
        <text:list-item>
          <text:p text:style-name="P18"><text:span text:style-name="Strong_20_Emphasis"><text:span text:style-name="T6">Data visualization of progress</text:span></text:span></text:p>
        </text:list-item>
      </text:list>
      <text:p text:style-name="P14"><text:span text:style-name="Strong_20_Emphasis"><text:span text:style-name="T7">Focus Manager will be implemented as a cross-platform desktop GUI application (including Windows, Macintosh, and Linux) using Javascript and the Electron Framework. </text:span></text:span></text:p>
      <text:p text:style-name="P13"><text:span text:style-name="Strong_20_Emphasis"><text:span text:style-name="T32"/></text:span></text:p>
      <text:p text:style-name="P13"><text:span text:style-name="Strong_20_Emphasis"><text:span text:style-name="T32"/></text:span></text:p>
      <text:p text:style-name="P13"><text:span text:style-name="Strong_20_Emphasis"><text:span text:style-name="T32"/></text:span></text:p>
      <text:p text:style-name="P13"><text:span text:style-name="Strong_20_Emphasis"><text:span text:style-name="T32"/></text:span></text:p>
      <text:p text:style-name="P13"><text:span text:style-name="Strong_20_Emphasis"><text:span text:style-name="T32"/></text:span></text:p>
      <text:p text:style-name="P13"><text:soft-page-break/><text:span text:style-name="Strong_20_Emphasis"><text:span text:style-name="T32">Design Issu</text:span></text:span><text:span text:style-name="Strong_20_Emphasis"><text:span text:style-name="T33">es</text:span></text:span></text:p>
      <text:p text:style-name="P12"><text:span text:style-name="Strong_20_Emphasis"><text:span text:style-name="T23">Functional Issues:</text:span></text:span></text:p>
      <text:p text:style-name="P12"><text:span text:style-name="Strong_20_Emphasis"><text:span text:style-name="T23">Non-functional Issues:</text:span></text:span></text:p>
      <text:list xml:id="list1982068382" text:style-name="L2">
        <text:list-item>
          <text:p text:style-name="P19"><text:span text:style-name="Strong_20_Emphasis"><text:span text:style-name="T27">How should we store the information?</text:span></text:span></text:p>
          <text:list>
            <text:list-item>
              <text:p text:style-name="P20"><text:span text:style-name="Strong_20_Emphasis"><text:span text:style-name="T29">If we have any notion of “saving”, and we </text:span></text:span><text:span text:style-name="Strong_20_Emphasis"><text:span text:style-name="T30">wa</text:span></text:span><text:span text:style-name="Strong_20_Emphasis"><text:span text:style-name="T29">n’t something less transparent than a FLAT file system, then it requires a database which may benefit from a server in the case that the program is extensible to multiple users and devices.</text:span></text:span></text:p>
            </text:list-item>
          </text:list>
        </text:list-item>
        <text:list-item>
          <text:p text:style-name="P21"><text:span text:style-name="Strong_20_Emphasis"><text:span text:style-name="T28">Why can’t I focus on this question?</text:span></text:span></text:p>
          <text:list>
            <text:list-item>
              <text:p text:style-name="P21"><text:span text:style-name="Strong_20_Emphasis"><text:span text:style-name="T28">It is hard!</text:span></text:span></text:p>
            </text:list-item>
            <text:list-item>
              <text:p text:style-name="P21"><text:span text:style-name="Strong_20_Emphasis"><text:span text:style-name="T28">I don’t even know what information needs to be stored</text:span></text:span></text:p>
            </text:list-item>
          </text:list>
        </text:list-item>
        <text:list-item>
          <text:p text:style-name="P21"><text:span text:style-name="Strong_20_Emphasis"><text:span text:style-name="T28">What information needs to be stored?</text:span></text:span></text:p>
          <text:list>
            <text:list-item>
              <text:p text:style-name="P21"><text:span text:style-name="Strong_20_Emphasis"><text:span text:style-name="T28">Projects, Goals, and Tasks</text:span></text:span></text:p>
            </text:list-item>
            <text:list-item>
              <text:p text:style-name="P21"><text:span text:style-name="Strong_20_Emphasis"><text:span text:style-name="T28"/></text:span></text:p>
            </text:list-item>
          </text:list>
        </text:list-item>
        <text:list-item>
          <text:p text:style-name="P23"><text:span text:style-name="Strong_20_Emphasis"><text:span text:style-name="T31">Should “goals” and “tasks” be abstracted to one object called “items” that can be labeled as “goal”, “task”, “problem”, etc.?</text:span></text:span></text:p>
        </text:list-item>
        <text:list-item>
          <text:p text:style-name="P22"><text:span text:style-name="Strong_20_Emphasis"><text:span text:style-name="T24">Should the project interact with a server </text:span></text:span><text:span text:style-name="Strong_20_Emphasis"><text:span text:style-name="T25">or database</text:span></text:span><text:span text:style-name="Strong_20_Emphasis"><text:span text:style-name="T24"> (AWS, or local storage) for managing project information?</text:span></text:span></text:p>
        </text:list-item>
      </text:list>
      <text:list xml:id="list3671572420" text:style-name="L3">
        <text:list-item>
          <text:list>
            <text:list-item>
              <text:p text:style-name="P24"><text:span text:style-name="Strong_20_Emphasis"><text:span text:style-name="T25">Pros: - Using something like AWS makes cross-device interaction easy</text:span></text:span></text:p>
            </text:list-item>
            <text:list-item>
              <text:p text:style-name="P24"><text:span text:style-name="Strong_20_Emphasis"><text:span text:style-name="T25">Cons: - The work to build </text:span></text:span><text:span text:style-name="Strong_20_Emphasis"><text:span text:style-name="T26">a database</text:span></text:span><text:span text:style-name="Strong_20_Emphasis"><text:span text:style-name="T25"> like that may be overkill for what can be solved with a few configuration/storage files</text:span></text:span></text:p>
            </text:list-item>
          </text:list>
        </text:list-item>
      </text:list>
      <text:p text:style-name="P13"><text:span text:style-name="Strong_20_Emphasis"><text:span text:style-name="T32">Design Details</text:span></text:span></text:p>
      <text:p text:style-name="P10">Class Diagrams: <text:span text:style-name="T34">DONE</text:span></text:p>
      <text:p text:style-name="P10">Sequence Diagrams: →<text:span text:style-name="T36"> in progress</text:span></text:p>
      <text:p text:style-name="P10">Activity Diagrams: →<text:span text:style-name="T37"> in progress</text:span></text:p>
      <text:p text:style-name="P11">Sample GUI Elements: <text:span text:style-name="T35">DON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WenQuanYi Micro Hei" style:font-family-asian="'WenQuanYi Micro Hei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Micro Hei Mono" style:font-family-asian="'WenQuanYi Micro Hei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4T17:37:43.323205020</meta:creation-date>
    <dc:date>2019-08-26T15:34:46.650216264</dc:date>
    <meta:editing-duration>PT19H43M32S</meta:editing-duration>
    <meta:editing-cycles>32</meta:editing-cycles>
    <meta:generator>LibreOffice/6.0.7.3$Linux_X86_64 LibreOffice_project/00m0$Build-3</meta:generator>
    <meta:document-statistic meta:table-count="0" meta:image-count="0" meta:object-count="0" meta:page-count="2" meta:paragraph-count="37" meta:word-count="486" meta:character-count="2910" meta:non-whitespace-character-count="2474"/>
  </office:meta>
</office:document-meta>
</file>